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2.94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7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4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1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8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95cm" fo:padding-top="0cm" fo:padding-bottom="0cm" fo:padding-left="0cm" fo:padding-right="0cm"/>
    </style:style>
    <style:style style:name="gr11" style:family="graphic" style:parent-style-name="standard">
      <style:graphic-properties draw:stroke="solid" svg:stroke-color="#000000" draw:fill="solid" draw:fill-color="#000000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solid" svg:stroke-color="#000000" draw:fill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6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9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3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4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3.4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99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88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8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87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39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9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5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6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3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5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.014cm" svg:stroke-color="#000000" draw:fill="none" fo:padding-top="0.007cm" fo:padding-bottom="0.007cm" fo:padding-left="0.007cm" fo:padding-right="0.007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02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36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67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02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79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4.65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1.79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0.06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80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2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09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T1" style:family="text">
      <style:text-properties fo:color="#000000" fo:font-family="Arial" fo:font-size="20pt" fo:font-weight="bold" style:font-size-asian="20pt" style:font-family-complex="Arial" style:font-size-complex="20pt" style:font-weight-complex="bold"/>
    </style:style>
    <style:style style:name="T2" style:family="text">
      <style:text-properties fo:color="#000000" fo:font-family="Arial" fo:font-size="12pt" style:font-size-asian="12pt" style:font-family-complex="Arial" style:font-size-complex="12pt"/>
    </style:style>
    <style:style style:name="T3" style:family="text">
      <style:text-properties fo:color="#000000" fo:font-family="Arial" fo:font-size="8pt" style:font-size-asian="8pt" style:font-family-complex="Arial" style:font-size-complex="8pt"/>
    </style:style>
    <style:style style:name="T4" style:family="text">
      <style:text-properties fo:color="#000000" fo:font-family="Arial" fo:font-size="11pt" style:font-size-asian="11pt" style:font-family-complex="Arial" style:font-size-complex="11pt"/>
    </style:style>
    <style:style style:name="T5" style:family="text">
      <style:text-properties fo:color="#000000" fo:font-family="OpenSymbol" fo:font-size="8pt" style:font-size-asian="8pt" style:font-family-complex="OpenSymbol" style:font-size-complex="8pt"/>
    </style:style>
    <style:style style:name="T6" style:family="text">
      <style:text-properties fo:color="#000000" fo:font-family="Wingdings" fo:font-size="8pt" style:font-size-asian="8pt" style:font-family-complex="Wingdings" style:font-size-complex="8pt"/>
    </style:style>
    <style:style style:name="T7" style:family="text">
      <style:text-properties fo:color="#000000" fo:font-family="Arial" fo:font-size="8pt" fo:font-weight="bold" style:font-size-asian="8pt" style:font-family-complex="Arial" style:font-size-complex="8pt" style:font-weight-complex="bold"/>
    </style:style>
    <style:style style:name="T8" style:family="text">
      <style:text-properties fo:color="#000000" fo:font-family="Arial" fo:font-size="20pt" style:font-size-asian="20pt" style:font-family-complex="Arial" style:font-size-complex="20pt"/>
    </style:style>
    <style:style style:name="T9" style:family="text">
      <style:text-properties fo:color="#000000" fo:font-family="Arial" fo:font-size="15pt" fo:font-weight="bold" style:font-size-asian="15pt" style:font-family-complex="Arial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2" form:control-implementation="ooo:com.sun.star.form.component.TextField" xml:id="control2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3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4" form:control-implementation="ooo:com.sun.star.form.component.TextField" xml:id="control4" form:id="control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5" form:control-implementation="ooo:com.sun.star.form.component.TextField" xml:id="control5" form:id="control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6" form:control-implementation="ooo:com.sun.star.form.component.TextField" xml:id="control6" form:id="control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 Box 7" form:control-implementation="ooo:com.sun.star.form.component.TextField" xml:id="control7" form:id="control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 Box 8" form:control-implementation="ooo:com.sun.star.form.component.TextField" xml:id="control8" form:id="control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9" form:id="control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10" form:id="control1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11" form:id="control1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12" form:id="control1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13" form:id="control1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14" form:id="control1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15" form:id="control1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8" form:control-implementation="ooo:com.sun.star.form.component.TextField" xml:id="control16" form:id="control1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17" form:id="control17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18" form:id="control1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19" form:id="control1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20" form:id="control2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21" form:id="control2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22" form:id="control2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23" form:id="control2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24" form:id="control2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9" form:control-implementation="ooo:com.sun.star.form.component.TextField" xml:id="control25" form:id="control2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0" form:control-implementation="ooo:com.sun.star.form.component.TextField" xml:id="control26" form:id="control2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1" form:control-implementation="ooo:com.sun.star.form.component.TextField" xml:id="control27" form:id="control27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1" form:control-implementation="ooo:com.sun.star.form.component.TextField" xml:id="control28" form:id="control28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1" form:control-implementation="ooo:com.sun.star.form.component.TextField" xml:id="control29" form:id="control2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draw:frame draw:style-name="gr1" draw:layer="layout" svg:width="13.282cm" svg:height="0.788cm" svg:x="2.204cm" svg:y="5.39cm">
          <draw:text-box>
            <text:p text:style-name="P1"><text:span text:style-name="T1">Konstituierungsprotokoll des Rates der</text:span></text:p>
          </draw:text-box>
        </draw:frame>
        <draw:frame draw:style-name="gr2" draw:layer="layout" svg:width="16.305cm" svg:height="0.475cm" svg:x="2.204cm" svg:y="6.668cm">
          <draw:text-box>
            <text:p text:style-name="P1"><text:span text:style-name="T2">Fachschaft: ___________________________________________________________</text:span></text:p>
          </draw:text-box>
        </draw:frame>
        <draw:frame draw:style-name="gr3" draw:layer="layout" svg:width="1.251cm" svg:height="0.475cm" svg:x="2.204cm" svg:y="7.635cm">
          <draw:text-box>
            <text:p text:style-name="P1"><text:span text:style-name="T2">Raum:</text:span></text:p>
          </draw:text-box>
        </draw:frame>
        <draw:frame draw:style-name="gr4" draw:layer="layout" svg:width="5.455cm" svg:height="0.475cm" svg:x="4.455cm" svg:y="7.635cm">
          <draw:text-box>
            <text:p text:style-name="P1"><text:span text:style-name="T2">_______________________</text:span></text:p>
          </draw:text-box>
        </draw:frame>
        <draw:frame draw:style-name="gr5" draw:layer="layout" svg:width="1.539cm" svg:height="0.475cm" svg:x="10.706cm" svg:y="7.635cm">
          <draw:text-box>
            <text:p text:style-name="P1"><text:span text:style-name="T2">Telefon:</text:span></text:p>
          </draw:text-box>
        </draw:frame>
        <draw:frame draw:style-name="gr6" draw:layer="layout" svg:width="5.929cm" svg:height="0.475cm" svg:x="12.456cm" svg:y="7.635cm">
          <draw:text-box>
            <text:p text:style-name="P1"><text:span text:style-name="T2">_________________________</text:span></text:p>
          </draw:text-box>
        </draw:frame>
        <draw:frame draw:style-name="gr7" draw:layer="layout" svg:width="1.319cm" svg:height="0.475cm" svg:x="10.706cm" svg:y="8.602cm">
          <draw:text-box>
            <text:p text:style-name="P1"><text:span text:style-name="T2">E-Mail:</text:span></text:p>
          </draw:text-box>
        </draw:frame>
        <draw:frame draw:style-name="gr6" draw:layer="layout" svg:width="5.929cm" svg:height="0.475cm" svg:x="12.456cm" svg:y="8.602cm">
          <draw:text-box>
            <text:p text:style-name="P1"><text:span text:style-name="T2">_________________________</text:span></text:p>
          </draw:text-box>
        </draw:frame>
        <draw:frame draw:style-name="gr8" draw:layer="layout" svg:width="4.328cm" svg:height="0.319cm" svg:x="12.456cm" svg:y="9.086cm">
          <draw:text-box>
            <text:p text:style-name="P1"><text:span text:style-name="T3">(möglichst ...@uni-duesseldorf.de)</text:span></text:p>
          </draw:text-box>
        </draw:frame>
        <draw:frame draw:style-name="gr9" draw:layer="layout" svg:width="12.317cm" svg:height="0.475cm" svg:x="2.204cm" svg:y="9.889cm">
          <draw:text-box>
            <text:p text:style-name="P1"><text:span text:style-name="T2">Die Ratswahl war vom _____________ bis zum _____________.</text:span></text:p>
          </draw:text-box>
        </draw:frame>
        <draw:frame draw:style-name="gr10" draw:layer="layout" svg:width="12.63cm" svg:height="0.475cm" svg:x="2.204cm" svg:y="10.856cm">
          <draw:text-box>
            <text:p text:style-name="P1"><text:span text:style-name="T2">Die konstituierende Sitzung des Rates fand statt am ___________.</text:span></text:p>
          </draw:text-box>
        </draw:frame>
        <draw:polygon draw:style-name="gr11" draw:layer="layout" svg:width="3.789cm" svg:height="0.017cm" svg:x="14.689cm" svg:y="11.818cm" svg:viewBox="0 0 3790 18" draw:points="0,0 3790,0 3790,18 0,18">
          <text:p/>
        </draw:polygon>
        <draw:polygon draw:style-name="gr11" draw:layer="layout" svg:width="3.884cm" svg:height="0.017cm" svg:x="2.056cm" svg:y="11.818cm" svg:viewBox="0 0 3885 18" draw:points="0,0 3885,0 3885,18 0,18">
          <text:p/>
        </draw:polygon>
        <draw:polygon draw:style-name="gr11" draw:layer="layout" svg:width="8.749cm" svg:height="0.017cm" svg:x="5.94cm" svg:y="11.818cm" svg:viewBox="0 0 8750 18" draw:points="0,0 8750,0 8750,18 0,18">
          <text:p/>
        </draw:polygon>
        <draw:polygon draw:style-name="gr11" draw:layer="layout" svg:width="3.771cm" svg:height="0.017cm" svg:x="14.689cm" svg:y="12.319cm" svg:viewBox="0 0 3772 18" draw:points="0,0 3772,0 3772,18 0,18">
          <text:p/>
        </draw:polygon>
        <draw:polygon draw:style-name="gr11" draw:layer="layout" svg:width="3.866cm" svg:height="0.017cm" svg:x="2.074cm" svg:y="12.319cm" svg:viewBox="0 0 3867 18" draw:points="0,0 3867,0 3867,18 0,18">
          <text:p/>
        </draw:polygon>
        <draw:polygon draw:style-name="gr11" draw:layer="layout" svg:width="8.749cm" svg:height="0.017cm" svg:x="5.94cm" svg:y="12.319cm" svg:viewBox="0 0 8750 18" draw:points="0,0 8750,0 8750,18 0,18">
          <text:p/>
        </draw:polygon>
        <draw:polygon draw:style-name="gr11" draw:layer="layout" svg:width="3.771cm" svg:height="0.017cm" svg:x="14.689cm" svg:y="13.056cm" svg:viewBox="0 0 3772 18" draw:points="0,0 3772,0 3772,18 0,18">
          <text:p/>
        </draw:polygon>
        <draw:polygon draw:style-name="gr11" draw:layer="layout" svg:width="3.866cm" svg:height="0.017cm" svg:x="2.074cm" svg:y="13.056cm" svg:viewBox="0 0 3867 18" draw:points="0,0 3867,0 3867,18 0,18">
          <text:p/>
        </draw:polygon>
        <draw:polygon draw:style-name="gr11" draw:layer="layout" svg:width="8.749cm" svg:height="0.017cm" svg:x="5.94cm" svg:y="13.056cm" svg:viewBox="0 0 8750 18" draw:points="0,0 8750,0 8750,18 0,18">
          <text:p/>
        </draw:polygon>
        <draw:polygon draw:style-name="gr11" draw:layer="layout" svg:width="3.771cm" svg:height="0.018cm" svg:x="14.689cm" svg:y="13.793cm" svg:viewBox="0 0 3772 19" draw:points="0,0 3772,0 3772,19 0,19">
          <text:p/>
        </draw:polygon>
        <draw:polygon draw:style-name="gr11" draw:layer="layout" svg:width="3.866cm" svg:height="0.018cm" svg:x="2.074cm" svg:y="13.793cm" svg:viewBox="0 0 3867 19" draw:points="0,0 3867,0 3867,19 0,19">
          <text:p/>
        </draw:polygon>
        <draw:polygon draw:style-name="gr11" draw:layer="layout" svg:width="8.749cm" svg:height="0.018cm" svg:x="5.94cm" svg:y="13.793cm" svg:viewBox="0 0 8750 19" draw:points="0,0 8750,0 8750,19 0,19">
          <text:p/>
        </draw:polygon>
        <draw:polygon draw:style-name="gr11" draw:layer="layout" svg:width="3.771cm" svg:height="0.018cm" svg:x="14.689cm" svg:y="14.53cm" svg:viewBox="0 0 3772 19" draw:points="0,0 3772,0 3772,19 0,19">
          <text:p/>
        </draw:polygon>
        <draw:polygon draw:style-name="gr11" draw:layer="layout" svg:width="3.866cm" svg:height="0.018cm" svg:x="2.074cm" svg:y="14.53cm" svg:viewBox="0 0 3867 19" draw:points="0,0 3867,0 3867,19 0,19">
          <text:p/>
        </draw:polygon>
        <draw:polygon draw:style-name="gr11" draw:layer="layout" svg:width="8.749cm" svg:height="0.018cm" svg:x="5.94cm" svg:y="14.53cm" svg:viewBox="0 0 8750 19" draw:points="0,0 8750,0 8750,19 0,19">
          <text:p/>
        </draw:polygon>
        <draw:polygon draw:style-name="gr11" draw:layer="layout" svg:width="3.771cm" svg:height="0.017cm" svg:x="14.689cm" svg:y="15.268cm" svg:viewBox="0 0 3772 18" draw:points="0,0 3772,0 3772,18 0,18">
          <text:p/>
        </draw:polygon>
        <draw:polygon draw:style-name="gr11" draw:layer="layout" svg:width="3.866cm" svg:height="0.017cm" svg:x="2.074cm" svg:y="15.268cm" svg:viewBox="0 0 3867 18" draw:points="0,0 3867,0 3867,18 0,18">
          <text:p/>
        </draw:polygon>
        <draw:polygon draw:style-name="gr11" draw:layer="layout" svg:width="8.749cm" svg:height="0.017cm" svg:x="5.94cm" svg:y="15.268cm" svg:viewBox="0 0 8750 18" draw:points="0,0 8750,0 8750,18 0,18">
          <text:p/>
        </draw:polygon>
        <draw:polygon draw:style-name="gr11" draw:layer="layout" svg:width="3.771cm" svg:height="0.018cm" svg:x="14.689cm" svg:y="16.005cm" svg:viewBox="0 0 3772 19" draw:points="0,0 3772,0 3772,19 0,19">
          <text:p/>
        </draw:polygon>
        <draw:polygon draw:style-name="gr11" draw:layer="layout" svg:width="3.866cm" svg:height="0.018cm" svg:x="2.074cm" svg:y="16.005cm" svg:viewBox="0 0 3867 19" draw:points="0,0 3867,0 3867,19 0,19">
          <text:p/>
        </draw:polygon>
        <draw:polygon draw:style-name="gr11" draw:layer="layout" svg:width="8.749cm" svg:height="0.018cm" svg:x="5.94cm" svg:y="16.005cm" svg:viewBox="0 0 8750 19" draw:points="0,0 8750,0 8750,19 0,19">
          <text:p/>
        </draw:polygon>
        <draw:polygon draw:style-name="gr11" draw:layer="layout" svg:width="3.771cm" svg:height="0.018cm" svg:x="14.689cm" svg:y="16.742cm" svg:viewBox="0 0 3772 19" draw:points="0,0 3772,0 3772,19 0,19">
          <text:p/>
        </draw:polygon>
        <draw:polygon draw:style-name="gr11" draw:layer="layout" svg:width="3.866cm" svg:height="0.018cm" svg:x="2.074cm" svg:y="16.742cm" svg:viewBox="0 0 3867 19" draw:points="0,0 3867,0 3867,19 0,19">
          <text:p/>
        </draw:polygon>
        <draw:polygon draw:style-name="gr11" draw:layer="layout" svg:width="8.749cm" svg:height="0.018cm" svg:x="5.94cm" svg:y="16.742cm" svg:viewBox="0 0 8750 19" draw:points="0,0 8750,0 8750,19 0,19">
          <text:p/>
        </draw:polygon>
        <draw:polygon draw:style-name="gr11" draw:layer="layout" svg:width="3.771cm" svg:height="0.017cm" svg:x="14.689cm" svg:y="17.48cm" svg:viewBox="0 0 3772 18" draw:points="0,0 3772,0 3772,18 0,18">
          <text:p/>
        </draw:polygon>
        <draw:polygon draw:style-name="gr11" draw:layer="layout" svg:width="3.866cm" svg:height="0.017cm" svg:x="2.074cm" svg:y="17.48cm" svg:viewBox="0 0 3867 18" draw:points="0,0 3867,0 3867,18 0,18">
          <text:p/>
        </draw:polygon>
        <draw:polygon draw:style-name="gr11" draw:layer="layout" svg:width="8.749cm" svg:height="0.017cm" svg:x="5.94cm" svg:y="17.48cm" svg:viewBox="0 0 8750 18" draw:points="0,0 8750,0 8750,18 0,18">
          <text:p/>
        </draw:polygon>
        <draw:polygon draw:style-name="gr11" draw:layer="layout" svg:width="3.771cm" svg:height="0.018cm" svg:x="14.689cm" svg:y="18.217cm" svg:viewBox="0 0 3772 19" draw:points="0,0 3772,0 3772,19 0,19">
          <text:p/>
        </draw:polygon>
        <draw:polygon draw:style-name="gr11" draw:layer="layout" svg:width="3.866cm" svg:height="0.018cm" svg:x="2.074cm" svg:y="18.217cm" svg:viewBox="0 0 3867 19" draw:points="0,0 3867,0 3867,19 0,19">
          <text:p/>
        </draw:polygon>
        <draw:polygon draw:style-name="gr11" draw:layer="layout" svg:width="8.749cm" svg:height="0.018cm" svg:x="5.94cm" svg:y="18.217cm" svg:viewBox="0 0 8750 19" draw:points="0,0 8750,0 8750,19 0,19">
          <text:p/>
        </draw:polygon>
        <draw:polygon draw:style-name="gr11" draw:layer="layout" svg:width="3.789cm" svg:height="0.019cm" svg:x="14.689cm" svg:y="18.954cm" svg:viewBox="0 0 3790 20" draw:points="0,0 3790,0 3790,20 0,20">
          <text:p/>
        </draw:polygon>
        <draw:polygon draw:style-name="gr11" draw:layer="layout" svg:width="3.884cm" svg:height="0.019cm" svg:x="2.056cm" svg:y="18.954cm" svg:viewBox="0 0 3885 20" draw:points="0,0 3885,0 3885,20 0,20">
          <text:p/>
        </draw:polygon>
        <draw:polygon draw:style-name="gr11" draw:layer="layout" svg:width="8.749cm" svg:height="0.019cm" svg:x="5.94cm" svg:y="18.954cm" svg:viewBox="0 0 8750 20" draw:points="0,0 8750,0 8750,20 0,20">
          <text:p/>
        </draw:polygon>
        <draw:polygon draw:style-name="gr11" draw:layer="layout" svg:width="0.019cm" svg:height="0.755cm" svg:x="2.056cm" svg:y="18.217cm" svg:viewBox="0 0 20 756" draw:points="0,0 0,756 20,756 20,0">
          <text:p/>
        </draw:polygon>
        <draw:polygon draw:style-name="gr11" draw:layer="layout" svg:width="0.019cm" svg:height="0.501cm" svg:x="2.056cm" svg:y="11.818cm" svg:viewBox="0 0 20 502" draw:points="0,0 0,502 20,502 20,0">
          <text:p/>
        </draw:polygon>
        <draw:polygon draw:style-name="gr11" draw:layer="layout" svg:width="0.019cm" svg:height="0.737cm" svg:x="2.056cm" svg:y="12.319cm" svg:viewBox="0 0 20 738" draw:points="0,0 0,738 20,738 20,0">
          <text:p/>
        </draw:polygon>
        <draw:polygon draw:style-name="gr11" draw:layer="layout" svg:width="0.019cm" svg:height="0.737cm" svg:x="2.056cm" svg:y="13.056cm" svg:viewBox="0 0 20 738" draw:points="0,0 0,738 20,738 20,0">
          <text:p/>
        </draw:polygon>
        <draw:polygon draw:style-name="gr11" draw:layer="layout" svg:width="0.019cm" svg:height="0.737cm" svg:x="2.056cm" svg:y="13.793cm" svg:viewBox="0 0 20 738" draw:points="0,0 0,738 20,738 20,0">
          <text:p/>
        </draw:polygon>
        <draw:polygon draw:style-name="gr11" draw:layer="layout" svg:width="0.019cm" svg:height="0.738cm" svg:x="2.056cm" svg:y="14.53cm" svg:viewBox="0 0 20 739" draw:points="0,0 0,739 20,739 20,0">
          <text:p/>
        </draw:polygon>
        <draw:polygon draw:style-name="gr11" draw:layer="layout" svg:width="0.019cm" svg:height="0.737cm" svg:x="2.056cm" svg:y="15.268cm" svg:viewBox="0 0 20 738" draw:points="0,0 0,738 20,738 20,0">
          <text:p/>
        </draw:polygon>
        <draw:polygon draw:style-name="gr11" draw:layer="layout" svg:width="0.019cm" svg:height="0.737cm" svg:x="2.056cm" svg:y="16.005cm" svg:viewBox="0 0 20 738" draw:points="0,0 0,738 20,738 20,0">
          <text:p/>
        </draw:polygon>
        <draw:polygon draw:style-name="gr11" draw:layer="layout" svg:width="0.019cm" svg:height="0.738cm" svg:x="2.056cm" svg:y="16.742cm" svg:viewBox="0 0 20 739" draw:points="0,0 0,739 20,739 20,0">
          <text:p/>
        </draw:polygon>
        <draw:polygon draw:style-name="gr11" draw:layer="layout" svg:width="0.019cm" svg:height="0.737cm" svg:x="2.056cm" svg:y="17.48cm" svg:viewBox="0 0 20 738" draw:points="0,0 0,738 20,738 20,0">
          <text:p/>
        </draw:polygon>
        <draw:polygon draw:style-name="gr11" draw:layer="layout" svg:width="0.018cm" svg:height="0.484cm" svg:x="5.933cm" svg:y="11.835cm" svg:viewBox="0 0 19 485" draw:points="0,0 0,485 19,485 19,0">
          <text:p/>
        </draw:polygon>
        <draw:polygon draw:style-name="gr11" draw:layer="layout" svg:width="0.018cm" svg:height="0.737cm" svg:x="5.933cm" svg:y="12.319cm" svg:viewBox="0 0 19 738" draw:points="0,0 0,738 19,738 19,0">
          <text:p/>
        </draw:polygon>
        <draw:polygon draw:style-name="gr11" draw:layer="layout" svg:width="0.018cm" svg:height="0.737cm" svg:x="5.933cm" svg:y="13.056cm" svg:viewBox="0 0 19 738" draw:points="0,0 0,738 19,738 19,0">
          <text:p/>
        </draw:polygon>
        <draw:polygon draw:style-name="gr11" draw:layer="layout" svg:width="0.018cm" svg:height="0.737cm" svg:x="5.933cm" svg:y="13.793cm" svg:viewBox="0 0 19 738" draw:points="0,0 0,738 19,738 19,0">
          <text:p/>
        </draw:polygon>
        <draw:polygon draw:style-name="gr11" draw:layer="layout" svg:width="0.018cm" svg:height="0.738cm" svg:x="5.933cm" svg:y="14.53cm" svg:viewBox="0 0 19 739" draw:points="0,0 0,739 19,739 19,0">
          <text:p/>
        </draw:polygon>
        <draw:polygon draw:style-name="gr11" draw:layer="layout" svg:width="0.018cm" svg:height="0.737cm" svg:x="5.933cm" svg:y="15.268cm" svg:viewBox="0 0 19 738" draw:points="0,0 0,738 19,738 19,0">
          <text:p/>
        </draw:polygon>
        <draw:polygon draw:style-name="gr11" draw:layer="layout" svg:width="0.018cm" svg:height="0.737cm" svg:x="5.933cm" svg:y="16.005cm" svg:viewBox="0 0 19 738" draw:points="0,0 0,738 19,738 19,0">
          <text:p/>
        </draw:polygon>
        <draw:polygon draw:style-name="gr12" draw:layer="layout" svg:width="0.018cm" svg:height="0.738cm" svg:x="5.933cm" svg:y="16.742cm" svg:viewBox="0 0 19 739" draw:points="0,0 0,739 19,739 19,0">
          <text:p/>
        </draw:polygon>
        <draw:polygon draw:style-name="gr13" draw:layer="layout" svg:width="0.018cm" svg:height="0.738cm" svg:x="5.933cm" svg:y="16.742cm" svg:viewBox="0 0 19 739" draw:points="0,0 0,739 19,739 19,0">
          <text:p/>
        </draw:polygon>
        <draw:polygon draw:style-name="gr11" draw:layer="layout" svg:width="0.018cm" svg:height="0.737cm" svg:x="5.933cm" svg:y="17.48cm" svg:viewBox="0 0 19 738" draw:points="0,0 0,738 19,738 19,0">
          <text:p/>
        </draw:polygon>
        <draw:polygon draw:style-name="gr11" draw:layer="layout" svg:width="0.018cm" svg:height="0.737cm" svg:x="5.933cm" svg:y="18.217cm" svg:viewBox="0 0 19 738" draw:points="0,0 0,738 19,738 19,0">
          <text:p/>
        </draw:polygon>
        <draw:polygon draw:style-name="gr11" draw:layer="layout" svg:width="0.018cm" svg:height="0.484cm" svg:x="14.682cm" svg:y="11.835cm" svg:viewBox="0 0 19 485" draw:points="0,0 0,485 19,485 19,0">
          <text:p/>
        </draw:polygon>
        <draw:polygon draw:style-name="gr11" draw:layer="layout" svg:width="0.018cm" svg:height="0.737cm" svg:x="14.682cm" svg:y="12.319cm" svg:viewBox="0 0 19 738" draw:points="0,0 0,738 19,738 19,0">
          <text:p/>
        </draw:polygon>
        <draw:polygon draw:style-name="gr11" draw:layer="layout" svg:width="0.018cm" svg:height="0.737cm" svg:x="14.682cm" svg:y="13.056cm" svg:viewBox="0 0 19 738" draw:points="0,0 0,738 19,738 19,0">
          <text:p/>
        </draw:polygon>
        <draw:polygon draw:style-name="gr11" draw:layer="layout" svg:width="0.018cm" svg:height="0.737cm" svg:x="14.682cm" svg:y="13.793cm" svg:viewBox="0 0 19 738" draw:points="0,0 0,738 19,738 19,0">
          <text:p/>
        </draw:polygon>
        <draw:polygon draw:style-name="gr11" draw:layer="layout" svg:width="0.018cm" svg:height="0.738cm" svg:x="14.682cm" svg:y="14.53cm" svg:viewBox="0 0 19 739" draw:points="0,0 0,739 19,739 19,0">
          <text:p/>
        </draw:polygon>
        <draw:polygon draw:style-name="gr11" draw:layer="layout" svg:width="0.018cm" svg:height="0.737cm" svg:x="14.682cm" svg:y="15.268cm" svg:viewBox="0 0 19 738" draw:points="0,0 0,738 19,738 19,0">
          <text:p/>
        </draw:polygon>
        <draw:polygon draw:style-name="gr11" draw:layer="layout" svg:width="0.018cm" svg:height="0.737cm" svg:x="14.682cm" svg:y="16.005cm" svg:viewBox="0 0 19 738" draw:points="0,0 0,738 19,738 19,0">
          <text:p/>
        </draw:polygon>
        <draw:polygon draw:style-name="gr12" draw:layer="layout" svg:width="0.018cm" svg:height="0.738cm" svg:x="14.682cm" svg:y="16.742cm" svg:viewBox="0 0 19 739" draw:points="0,0 0,739 19,739 19,0">
          <text:p/>
        </draw:polygon>
        <draw:polygon draw:style-name="gr13" draw:layer="layout" svg:width="0.018cm" svg:height="0.738cm" svg:x="14.682cm" svg:y="16.742cm" svg:viewBox="0 0 19 739" draw:points="0,0 0,739 19,739 19,0">
          <text:p/>
        </draw:polygon>
        <draw:polygon draw:style-name="gr11" draw:layer="layout" svg:width="0.018cm" svg:height="0.737cm" svg:x="14.682cm" svg:y="17.48cm" svg:viewBox="0 0 19 738" draw:points="0,0 0,738 19,738 19,0">
          <text:p/>
        </draw:polygon>
        <draw:polygon draw:style-name="gr11" draw:layer="layout" svg:width="0.018cm" svg:height="0.737cm" svg:x="14.682cm" svg:y="18.217cm" svg:viewBox="0 0 19 738" draw:points="0,0 0,738 19,738 19,0">
          <text:p/>
        </draw:polygon>
        <draw:polygon draw:style-name="gr11" draw:layer="layout" svg:width="0.018cm" svg:height="0.755cm" svg:x="18.46cm" svg:y="18.217cm" svg:viewBox="0 0 19 756" draw:points="0,0 0,756 19,756 19,0">
          <text:p/>
        </draw:polygon>
        <draw:polygon draw:style-name="gr11" draw:layer="layout" svg:width="0.018cm" svg:height="0.501cm" svg:x="18.46cm" svg:y="11.818cm" svg:viewBox="0 0 19 502" draw:points="0,0 0,502 19,502 19,0">
          <text:p/>
        </draw:polygon>
        <draw:polygon draw:style-name="gr11" draw:layer="layout" svg:width="0.018cm" svg:height="0.737cm" svg:x="18.46cm" svg:y="12.319cm" svg:viewBox="0 0 19 738" draw:points="0,0 0,738 19,738 19,0">
          <text:p/>
        </draw:polygon>
        <draw:polygon draw:style-name="gr11" draw:layer="layout" svg:width="0.018cm" svg:height="0.737cm" svg:x="18.46cm" svg:y="13.056cm" svg:viewBox="0 0 19 738" draw:points="0,0 0,738 19,738 19,0">
          <text:p/>
        </draw:polygon>
        <draw:polygon draw:style-name="gr11" draw:layer="layout" svg:width="0.018cm" svg:height="0.737cm" svg:x="18.46cm" svg:y="13.793cm" svg:viewBox="0 0 19 738" draw:points="0,0 0,738 19,738 19,0">
          <text:p/>
        </draw:polygon>
        <draw:polygon draw:style-name="gr11" draw:layer="layout" svg:width="0.018cm" svg:height="0.738cm" svg:x="18.46cm" svg:y="14.53cm" svg:viewBox="0 0 19 739" draw:points="0,0 0,739 19,739 19,0">
          <text:p/>
        </draw:polygon>
        <draw:polygon draw:style-name="gr11" draw:layer="layout" svg:width="0.018cm" svg:height="0.737cm" svg:x="18.46cm" svg:y="15.268cm" svg:viewBox="0 0 19 738" draw:points="0,0 0,738 19,738 19,0">
          <text:p/>
        </draw:polygon>
        <draw:polygon draw:style-name="gr11" draw:layer="layout" svg:width="0.018cm" svg:height="0.737cm" svg:x="18.46cm" svg:y="16.005cm" svg:viewBox="0 0 19 738" draw:points="0,0 0,738 19,738 19,0">
          <text:p/>
        </draw:polygon>
        <draw:polygon draw:style-name="gr11" draw:layer="layout" svg:width="0.018cm" svg:height="0.738cm" svg:x="18.46cm" svg:y="16.742cm" svg:viewBox="0 0 19 739" draw:points="0,0 0,739 19,739 19,0">
          <text:p/>
        </draw:polygon>
        <draw:polygon draw:style-name="gr11" draw:layer="layout" svg:width="0.018cm" svg:height="0.737cm" svg:x="18.46cm" svg:y="17.48cm" svg:viewBox="0 0 19 738" draw:points="0,0 0,738 19,738 19,0">
          <text:p/>
        </draw:polygon>
        <draw:frame draw:style-name="gr14" draw:layer="layout" svg:width="12.782cm" svg:height="0.475cm" svg:x="2.204cm" svg:y="11.339cm">
          <draw:text-box>
            <text:p text:style-name="P1"><text:span text:style-name="T2">Seine Mitglieder – im Folgenden aufgelistet – nahmen ihre Wahl an.</text:span></text:p>
          </draw:text-box>
        </draw:frame>
        <draw:frame draw:style-name="gr15" draw:layer="layout" svg:width="1.132cm" svg:height="0.475cm" svg:x="3.439cm" svg:y="11.84cm">
          <draw:text-box>
            <text:p text:style-name="P1"><text:span text:style-name="T2">Name</text:span></text:p>
          </draw:text-box>
        </draw:frame>
        <draw:frame draw:style-name="gr16" draw:layer="layout" svg:width="6.166cm" svg:height="0.475cm" svg:x="7.196cm" svg:y="11.84cm">
          <draw:text-box>
            <text:p text:style-name="P1"><text:span text:style-name="T2">Postadresse undTelefonnummer</text:span></text:p>
          </draw:text-box>
        </draw:frame>
        <draw:frame draw:style-name="gr17" draw:layer="layout" svg:width="2.169cm" svg:height="0.475cm" svg:x="15.494cm" svg:y="11.84cm">
          <draw:text-box>
            <text:p text:style-name="P1"><text:span text:style-name="T2">Unterschrift</text:span></text:p>
          </draw:text-box>
        </draw:frame>
        <draw:frame draw:style-name="gr18" draw:layer="layout" svg:width="13.748cm" svg:height="0.319cm" svg:x="3.735cm" svg:y="18.978cm">
          <draw:text-box>
            <text:p text:style-name="P1"><text:span text:style-name="T3">(Wer meint, aus datenschutztechnischen Gründendie zweite Spalte nicht ausfüllen zu können,lasse es eben.)</text:span></text:p>
          </draw:text-box>
        </draw:frame>
        <draw:polygon draw:style-name="gr11" draw:layer="layout" svg:width="3.778cm" svg:height="0.018cm" svg:x="14.693cm" svg:y="19.776cm" svg:viewBox="0 0 3779 19" draw:points="0,0 3779,0 3779,19 0,19">
          <text:p/>
        </draw:polygon>
        <draw:polygon draw:style-name="gr11" draw:layer="layout" svg:width="6.632cm" svg:height="0.018cm" svg:x="2.06cm" svg:y="19.776cm" svg:viewBox="0 0 6633 19" draw:points="0,0 6633,0 6633,19 0,19">
          <text:p/>
        </draw:polygon>
        <draw:polygon draw:style-name="gr11" draw:layer="layout" svg:width="6.001cm" svg:height="0.018cm" svg:x="8.692cm" svg:y="19.776cm" svg:viewBox="0 0 6002 19" draw:points="0,0 6002,0 6002,19 0,19">
          <text:p/>
        </draw:polygon>
        <draw:polygon draw:style-name="gr11" draw:layer="layout" svg:width="3.76cm" svg:height="0.018cm" svg:x="14.693cm" svg:y="20.252cm" svg:viewBox="0 0 3761 19" draw:points="0,0 3761,0 3761,19 0,19">
          <text:p/>
        </draw:polygon>
        <draw:polygon draw:style-name="gr11" draw:layer="layout" svg:width="6.615cm" svg:height="0.018cm" svg:x="2.077cm" svg:y="20.252cm" svg:viewBox="0 0 6616 19" draw:points="0,0 6616,0 6616,19 0,19">
          <text:p/>
        </draw:polygon>
        <draw:polygon draw:style-name="gr11" draw:layer="layout" svg:width="6.001cm" svg:height="0.018cm" svg:x="8.692cm" svg:y="20.252cm" svg:viewBox="0 0 6002 19" draw:points="0,0 6002,0 6002,19 0,19">
          <text:p/>
        </draw:polygon>
        <draw:polygon draw:style-name="gr11" draw:layer="layout" svg:width="3.76cm" svg:height="0.017cm" svg:x="14.693cm" svg:y="21.029cm" svg:viewBox="0 0 3761 18" draw:points="0,0 3761,0 3761,18 0,18">
          <text:p/>
        </draw:polygon>
        <draw:polygon draw:style-name="gr11" draw:layer="layout" svg:width="6.615cm" svg:height="0.017cm" svg:x="2.077cm" svg:y="21.029cm" svg:viewBox="0 0 6616 18" draw:points="0,0 6616,0 6616,18 0,18">
          <text:p/>
        </draw:polygon>
        <draw:polygon draw:style-name="gr11" draw:layer="layout" svg:width="6.001cm" svg:height="0.017cm" svg:x="8.692cm" svg:y="21.029cm" svg:viewBox="0 0 6002 18" draw:points="0,0 6002,0 6002,18 0,18">
          <text:p/>
        </draw:polygon>
        <draw:polygon draw:style-name="gr11" draw:layer="layout" svg:width="3.76cm" svg:height="0.018cm" svg:x="14.693cm" svg:y="21.705cm" svg:viewBox="0 0 3761 19" draw:points="0,0 3761,0 3761,19 0,19">
          <text:p/>
        </draw:polygon>
        <draw:polygon draw:style-name="gr11" draw:layer="layout" svg:width="6.615cm" svg:height="0.018cm" svg:x="2.077cm" svg:y="21.705cm" svg:viewBox="0 0 6616 19" draw:points="0,0 6616,0 6616,19 0,19">
          <text:p/>
        </draw:polygon>
        <draw:polygon draw:style-name="gr11" draw:layer="layout" svg:width="3.778cm" svg:height="0.018cm" svg:x="14.693cm" svg:y="22.481cm" svg:viewBox="0 0 3779 19" draw:points="0,0 3779,0 3779,19 0,19">
          <text:p/>
        </draw:polygon>
        <draw:polygon draw:style-name="gr11" draw:layer="layout" svg:width="6.632cm" svg:height="0.018cm" svg:x="2.06cm" svg:y="22.481cm" svg:viewBox="0 0 6633 19" draw:points="0,0 6633,0 6633,19 0,19">
          <text:p/>
        </draw:polygon>
        <draw:polygon draw:style-name="gr11" draw:layer="layout" svg:width="6.001cm" svg:height="0.018cm" svg:x="8.692cm" svg:y="22.481cm" svg:viewBox="0 0 6002 19" draw:points="0,0 6002,0 6002,19 0,19">
          <text:p/>
        </draw:polygon>
        <draw:polygon draw:style-name="gr11" draw:layer="layout" svg:width="0.017cm" svg:height="0.494cm" svg:x="2.06cm" svg:y="21.205cm" svg:viewBox="0 0 18 495" draw:points="0,0 0,495 18,495 18,0">
          <text:p/>
        </draw:polygon>
        <draw:polygon draw:style-name="gr11" draw:layer="layout" svg:width="0.017cm" svg:height="0.476cm" svg:x="2.06cm" svg:y="19.776cm" svg:viewBox="0 0 18 477" draw:points="0,0 0,477 18,477 18,0">
          <text:p/>
        </draw:polygon>
        <draw:polygon draw:style-name="gr11" draw:layer="layout" svg:width="0.017cm" svg:height="0.477cm" svg:x="2.06cm" svg:y="20.252cm" svg:viewBox="0 0 18 478" draw:points="0,0 0,478 18,478 18,0">
          <text:p/>
        </draw:polygon>
        <draw:polygon draw:style-name="gr11" draw:layer="layout" svg:width="0.017cm" svg:height="0.476cm" svg:x="2.06cm" svg:y="20.729cm" svg:viewBox="0 0 18 477" draw:points="0,0 0,477 18,477 18,0">
          <text:p/>
        </draw:polygon>
        <draw:polygon draw:style-name="gr11" draw:layer="layout" svg:width="0.018cm" svg:height="0.458cm" svg:x="8.685cm" svg:y="19.794cm" svg:viewBox="0 0 19 459" draw:points="0,0 0,459 19,459 19,0">
          <text:p/>
        </draw:polygon>
        <draw:polygon draw:style-name="gr11" draw:layer="layout" svg:width="0.018cm" svg:height="0.477cm" svg:x="8.685cm" svg:y="20.252cm" svg:viewBox="0 0 19 478" draw:points="0,0 0,478 19,478 19,0">
          <text:p/>
        </draw:polygon>
        <draw:polygon draw:style-name="gr11" draw:layer="layout" svg:width="0.018cm" svg:height="0.476cm" svg:x="8.685cm" svg:y="20.729cm" svg:viewBox="0 0 19 477" draw:points="0,0 0,477 19,477 19,0">
          <text:p/>
        </draw:polygon>
        <draw:polygon draw:style-name="gr11" draw:layer="layout" svg:width="0.018cm" svg:height="0.476cm" svg:x="8.685cm" svg:y="21.205cm" svg:viewBox="0 0 19 477" draw:points="0,0 0,477 19,477 19,0">
          <text:p/>
        </draw:polygon>
        <draw:polygon draw:style-name="gr11" draw:layer="layout" svg:width="0.017cm" svg:height="0.458cm" svg:x="14.686cm" svg:y="19.794cm" svg:viewBox="0 0 18 459" draw:points="0,0 0,459 18,459 18,0">
          <text:p/>
        </draw:polygon>
        <draw:polygon draw:style-name="gr11" draw:layer="layout" svg:width="0.017cm" svg:height="0.477cm" svg:x="14.686cm" svg:y="20.252cm" svg:viewBox="0 0 18 478" draw:points="0,0 0,478 18,478 18,0">
          <text:p/>
        </draw:polygon>
        <draw:polygon draw:style-name="gr11" draw:layer="layout" svg:width="0.017cm" svg:height="0.476cm" svg:x="14.686cm" svg:y="20.729cm" svg:viewBox="0 0 18 477" draw:points="0,0 0,477 18,477 18,0">
          <text:p/>
        </draw:polygon>
        <draw:polygon draw:style-name="gr11" draw:layer="layout" svg:width="0.017cm" svg:height="0.476cm" svg:x="14.686cm" svg:y="21.205cm" svg:viewBox="0 0 18 477" draw:points="0,0 0,477 18,477 18,0">
          <text:p/>
        </draw:polygon>
        <draw:polygon draw:style-name="gr11" draw:layer="layout" svg:width="0.018cm" svg:height="0.494cm" svg:x="18.453cm" svg:y="21.205cm" svg:viewBox="0 0 19 495" draw:points="0,0 0,495 19,495 19,0">
          <text:p/>
        </draw:polygon>
        <draw:polygon draw:style-name="gr11" draw:layer="layout" svg:width="0.018cm" svg:height="0.476cm" svg:x="18.453cm" svg:y="19.776cm" svg:viewBox="0 0 19 477" draw:points="0,0 0,477 19,477 19,0">
          <text:p/>
        </draw:polygon>
        <draw:polygon draw:style-name="gr11" draw:layer="layout" svg:width="0.018cm" svg:height="0.477cm" svg:x="18.453cm" svg:y="20.252cm" svg:viewBox="0 0 19 478" draw:points="0,0 0,478 19,478 19,0">
          <text:p/>
        </draw:polygon>
        <draw:polygon draw:style-name="gr11" draw:layer="layout" svg:width="0.018cm" svg:height="0.476cm" svg:x="18.453cm" svg:y="20.729cm" svg:viewBox="0 0 19 477" draw:points="0,0 0,477 19,477 19,0">
          <text:p/>
        </draw:polygon>
        <draw:frame draw:style-name="gr19" draw:layer="layout" svg:width="13.992cm" svg:height="0.475cm" svg:x="2.204cm" svg:y="19.298cm">
          <draw:text-box>
            <text:p text:style-name="P1"><text:span text:style-name="T2">DieVerantwortlichen erkennen ihre vom Rat übertragene Zuständigkeit an.</text:span></text:p>
          </draw:text-box>
        </draw:frame>
        <draw:frame draw:style-name="gr20" draw:layer="layout" svg:width="3.033cm" svg:height="0.433cm" svg:x="2.194cm" svg:y="19.806cm">
          <draw:text-box>
            <text:p text:style-name="P1"><text:span text:style-name="T4">Verantwortlich für</text:span></text:p>
          </draw:text-box>
        </draw:frame>
        <draw:frame draw:style-name="gr21" draw:layer="layout" svg:width="1.039cm" svg:height="0.433cm" svg:x="8.819cm" svg:y="19.806cm">
          <draw:text-box>
            <text:p text:style-name="P1"><text:span text:style-name="T4">Name</text:span></text:p>
          </draw:text-box>
        </draw:frame>
        <draw:frame draw:style-name="gr22" draw:layer="layout" svg:width="1.996cm" svg:height="0.433cm" svg:x="14.82cm" svg:y="19.806cm">
          <draw:text-box>
            <text:p text:style-name="P1"><text:span text:style-name="T4">Unterschrift</text:span></text:p>
          </draw:text-box>
        </draw:frame>
        <draw:frame draw:style-name="gr23" draw:layer="layout" svg:width="4.502cm" svg:height="0.433cm" svg:x="2.194cm" svg:y="20.286cm">
          <draw:text-box>
            <text:p text:style-name="P1"><text:span text:style-name="T4">E-Mail (AccountinhaberIn)</text:span></text:p>
          </draw:text-box>
        </draw:frame>
        <draw:frame draw:style-name="gr24" draw:layer="layout" svg:width="4.633cm" svg:height="0.433cm" svg:x="2.194cm" svg:y="21.062cm">
          <draw:text-box>
            <text:p text:style-name="P1"><text:span text:style-name="T4">Kasse (Kassenwart/wärtin)</text:span></text:p>
          </draw:text-box>
        </draw:frame>
        <draw:frame draw:style-name="gr25" draw:layer="layout" svg:width="4.697cm" svg:height="0.433cm" svg:x="2.194cm" svg:y="21.838cm">
          <draw:text-box>
            <text:p text:style-name="P1"><text:span text:style-name="T4">FSVK (StimmberechtigteR)</text:span></text:p>
          </draw:text-box>
        </draw:frame>
        <draw:frame draw:style-name="gr26" draw:layer="layout" svg:width="16.343cm" svg:height="0.475cm" svg:x="2.204cm" svg:y="22.87cm">
          <draw:text-box>
            <text:p text:style-name="P1"><text:span text:style-name="T2">Der Antrittsbesuch des gesamten FS-Rats hat statt gefunden am _________________</text:span></text:p>
          </draw:text-box>
        </draw:frame>
        <draw:frame draw:style-name="gr27" draw:layer="layout" svg:width="1.678cm" svg:height="0.475cm" svg:x="2.204cm" svg:y="24.12cm">
          <draw:text-box>
            <text:p text:style-name="P1"><text:span text:style-name="T2">Stempel:</text:span></text:p>
          </draw:text-box>
        </draw:frame>
        <draw:frame draw:style-name="gr28" draw:layer="layout" svg:width="2.288cm" svg:height="0.475cm" svg:x="9.697cm" svg:y="24.12cm">
          <draw:text-box>
            <text:p text:style-name="P1"><text:span text:style-name="T2">Unterschrift:</text:span></text:p>
          </draw:text-box>
        </draw:frame>
        <draw:frame draw:style-name="gr29" draw:layer="layout" svg:width="4.506cm" svg:height="0.475cm" svg:x="12.195cm" svg:y="24.12cm">
          <draw:text-box>
            <text:p text:style-name="P1"><text:span text:style-name="T2">___________________</text:span></text:p>
          </draw:text-box>
        </draw:frame>
        <draw:frame draw:style-name="gr30" draw:layer="layout" svg:width="4.392cm" svg:height="0.475cm" svg:x="12.195cm" svg:y="24.604cm">
          <draw:text-box>
            <text:p text:style-name="P1"><text:span text:style-name="T2">(FachschaftsreferentIn)</text:span></text:p>
          </draw:text-box>
        </draw:frame>
        <draw:frame draw:style-name="gr31" draw:layer="layout" svg:width="3.715cm" svg:height="0.319cm" svg:x="4.258cm" svg:y="26.89cm">
          <draw:text-box>
            <text:p text:style-name="P1"><text:span text:style-name="T3">Raum 23.31.00.22(am Foyer)</text:span></text:p>
          </draw:text-box>
        </draw:frame>
        <draw:frame draw:style-name="gr32" draw:layer="layout" svg:width="0.121cm" svg:height="0.285cm" svg:x="8.099cm" svg:y="26.887cm">
          <draw:text-box>
            <text:p text:style-name="P1"><text:span text:style-name="T5"></text:span></text:p>
          </draw:text-box>
        </draw:frame>
        <draw:frame draw:style-name="gr32" draw:layer="layout" svg:width="0.104cm" svg:height="0.331cm" svg:x="8.371cm" svg:y="26.892cm">
          <draw:text-box>
            <text:p text:style-name="P1"><text:span text:style-name="T6"></text:span></text:p>
          </draw:text-box>
        </draw:frame>
        <draw:line draw:style-name="gr33" draw:layer="layout" svg:x1="8.752cm" svg:y1="27.17cm" svg:x2="10.911cm" svg:y2="27.17cm">
          <text:p/>
        </draw:line>
        <draw:line draw:style-name="gr33" draw:layer="layout" svg:x1="8.752cm" svg:y1="27.17cm" svg:x2="10.911cm" svg:y2="27.17cm">
          <text:p/>
        </draw:line>
        <draw:frame draw:style-name="gr34" draw:layer="layout" svg:width="2.153cm" svg:height="0.319cm" svg:x="8.752cm" svg:y="26.89cm">
          <draw:text-box>
            <text:p text:style-name="P1"><text:span text:style-name="T7">0211- 81 - 13284</text:span></text:p>
          </draw:text-box>
        </draw:frame>
        <draw:frame draw:style-name="gr32" draw:layer="layout" svg:width="0.121cm" svg:height="0.285cm" svg:x="11.063cm" svg:y="26.887cm">
          <draw:text-box>
            <text:p text:style-name="P1"><text:span text:style-name="T5"></text:span></text:p>
          </draw:text-box>
        </draw:frame>
        <draw:frame draw:style-name="gr35" draw:layer="layout" svg:width="5.582cm" svg:height="0.319cm" svg:x="11.331cm" svg:y="26.89cm">
          <draw:text-box>
            <text:p text:style-name="P1"><text:span text:style-name="T3">Fax (Öffentlichkeitsreferat) 0211- 81 - 13290</text:span></text:p>
          </draw:text-box>
        </draw:frame>
        <draw:frame draw:style-name="gr36" draw:layer="layout" svg:width="6.826cm" svg:height="0.319cm" svg:x="3.651cm" svg:y="27.236cm">
          <draw:text-box>
            <text:p text:style-name="P1"><text:span text:style-name="T3">Bankverbindung(Zentrale): Stadtsparkasse Düsseldorf</text:span></text:p>
          </draw:text-box>
        </draw:frame>
        <draw:frame draw:style-name="gr32" draw:layer="layout" svg:width="0.121cm" svg:height="0.285cm" svg:x="10.551cm" svg:y="27.233cm">
          <draw:text-box>
            <text:p text:style-name="P1"><text:span text:style-name="T5"></text:span></text:p>
          </draw:text-box>
        </draw:frame>
        <draw:frame draw:style-name="gr37" draw:layer="layout" svg:width="3.114cm" svg:height="0.319cm" svg:x="10.819cm" svg:y="27.236cm">
          <draw:text-box>
            <text:p text:style-name="P1"><text:span text:style-name="T3">Kontonummer 56005531</text:span></text:p>
          </draw:text-box>
        </draw:frame>
        <draw:frame draw:style-name="gr32" draw:layer="layout" svg:width="0.121cm" svg:height="0.285cm" svg:x="14.149cm" svg:y="27.233cm">
          <draw:text-box>
            <text:p text:style-name="P1"><text:span text:style-name="T5"></text:span></text:p>
          </draw:text-box>
        </draw:frame>
        <draw:frame draw:style-name="gr38" draw:layer="layout" svg:width="2.868cm" svg:height="0.319cm" svg:x="14.418cm" svg:y="27.236cm">
          <draw:text-box>
            <text:p text:style-name="P1"><text:span text:style-name="T3">Bankleitzahl300 50110</text:span></text:p>
          </draw:text-box>
        </draw:frame>
        <draw:frame draw:style-name="gr39" draw:layer="layout" svg:width="15.14cm" svg:height="0.319cm" svg:x="3.104cm" svg:y="27.585cm">
          <draw:text-box>
            <text:p text:style-name="P1"><text:span text:style-name="T3">Zu erreichen mit den öffentlichen Verkehrsmitteln: 707, 711,716 Universität Ost; 723, 735, 827,835, 836 Universität Mitte</text:span></text:p>
          </draw:text-box>
        </draw:frame>
        <draw:frame draw:style-name="gr40" draw:layer="layout" svg:width="11.796cm" svg:height="0.788cm" svg:x="2.762cm" svg:y="1.005cm">
          <draw:text-box>
            <text:p text:style-name="P1"><text:span text:style-name="T8">Allgemeiner Studierendenausschuss</text:span></text:p>
          </draw:text-box>
        </draw:frame>
        <draw:frame draw:style-name="gr41" draw:layer="layout" svg:width="10.064cm" svg:height="0.788cm" svg:x="3.697cm" svg:y="1.802cm">
          <draw:text-box>
            <text:p text:style-name="P1"><text:span text:style-name="T8">der Heinrich-Heine-Universität</text:span></text:p>
          </draw:text-box>
        </draw:frame>
        <draw:frame draw:style-name="gr42" draw:layer="layout" svg:width="4.809cm" svg:height="0.589cm" svg:x="6.35cm" svg:y="2.886cm">
          <draw:text-box>
            <text:p text:style-name="P1"><text:span text:style-name="T9">Fachschaftsreferat</text:span></text:p>
          </draw:text-box>
        </draw:frame>
        <draw:line draw:style-name="gr33" draw:layer="layout" svg:x1="6.244cm" svg:y1="4.046cm" svg:x2="8.872cm" svg:y2="4.046cm">
          <text:p/>
        </draw:line>
        <draw:line draw:style-name="gr33" draw:layer="layout" svg:x1="6.244cm" svg:y1="4.046cm" svg:x2="8.872cm" svg:y2="4.046cm">
          <text:p/>
        </draw:line>
        <draw:frame draw:style-name="gr43" draw:layer="layout" svg:width="2.449cm" svg:height="0.319cm" svg:x="6.247cm" svg:y="3.766cm">
          <draw:text-box>
            <text:p text:style-name="P1"><text:span text:style-name="T3">Universitätsstraße1</text:span></text:p>
          </draw:text-box>
        </draw:frame>
        <draw:line draw:style-name="gr33" draw:layer="layout" svg:x1="8.868cm" svg:y1="4.046cm" svg:x2="8.985cm" svg:y2="4.046cm">
          <text:p/>
        </draw:line>
        <draw:line draw:style-name="gr33" draw:layer="layout" svg:x1="8.868cm" svg:y1="4.046cm" svg:x2="8.985cm" svg:y2="4.046cm">
          <text:p/>
        </draw:line>
        <draw:frame draw:style-name="gr32" draw:layer="layout" svg:width="0.121cm" svg:height="0.285cm" svg:x="8.872cm" svg:y="3.762cm">
          <draw:text-box>
            <text:p text:style-name="P1"><text:span text:style-name="T5"></text:span></text:p>
          </draw:text-box>
        </draw:frame>
        <draw:line draw:style-name="gr33" draw:layer="layout" svg:x1="8.988cm" svg:y1="4.046cm" svg:x2="11.31cm" svg:y2="4.046cm">
          <text:p/>
        </draw:line>
        <draw:line draw:style-name="gr33" draw:layer="layout" svg:x1="8.988cm" svg:y1="4.046cm" svg:x2="11.31cm" svg:y2="4.046cm">
          <text:p/>
        </draw:line>
        <draw:line draw:style-name="gr33" draw:layer="layout" svg:x1="11.306cm" svg:y1="4.046cm" svg:x2="11.447cm" svg:y2="4.046cm">
          <text:p/>
        </draw:line>
        <draw:line draw:style-name="gr33" draw:layer="layout" svg:x1="11.306cm" svg:y1="4.046cm" svg:x2="11.447cm" svg:y2="4.046cm">
          <text:p/>
        </draw:line>
        <draw:frame draw:style-name="gr44" draw:layer="layout" svg:width="2.22cm" svg:height="0.319cm" svg:x="9.144cm" svg:y="3.766cm">
          <draw:text-box>
            <text:p text:style-name="P1"><text:span text:style-name="T3">40225 Düsseldorf</text:span></text:p>
          </draw:text-box>
        </draw:frame>
        <draw:control draw:style-name="standard" draw:text-style-name="P2" draw:layer="controls" svg:width="13.97cm" svg:height="0.635cm" svg:x="4.54cm" svg:y="6.38cm" draw:control="control1"/>
        <draw:control draw:style-name="standard" draw:text-style-name="P2" draw:layer="controls" svg:width="5.08cm" svg:height="0.635cm" svg:x="4.54cm" svg:y="7.35cm" draw:control="control2"/>
        <draw:control draw:style-name="standard" draw:text-style-name="P2" draw:layer="controls" svg:width="5.715cm" svg:height="0.635cm" svg:x="12.495cm" svg:y="7.35cm" draw:control="control3"/>
        <draw:control draw:style-name="standard" draw:text-style-name="P2" draw:layer="controls" svg:width="5.715cm" svg:height="0.635cm" svg:x="12.495cm" svg:y="8.32cm" draw:control="control4"/>
        <draw:control draw:style-name="standard" draw:text-style-name="P2" draw:layer="controls" svg:width="3.175cm" svg:height="0.635cm" svg:x="6.445cm" svg:y="9.59cm" draw:control="control5"/>
        <draw:control draw:style-name="standard" draw:text-style-name="P2" draw:layer="controls" svg:width="3.175cm" svg:height="0.635cm" svg:x="11.225cm" svg:y="9.59cm" draw:control="control6"/>
        <draw:control draw:style-name="standard" draw:text-style-name="P2" draw:layer="controls" svg:width="2.54cm" svg:height="0.635cm" svg:x="12.16cm" svg:y="10.525cm" draw:control="control7"/>
        <draw:control draw:style-name="standard" draw:text-style-name="P2" draw:layer="controls" svg:width="3.81cm" svg:height="0.635cm" svg:x="2.1cm" svg:y="12.33cm" draw:control="control8"/>
        <draw:control draw:style-name="standard" draw:text-style-name="P2" draw:layer="controls" svg:width="3.81cm" svg:height="0.635cm" svg:x="2.1cm" svg:y="13.131cm" draw:control="control9"/>
        <draw:control draw:style-name="standard" draw:text-style-name="P2" draw:layer="controls" svg:width="3.81cm" svg:height="0.635cm" svg:x="2.1cm" svg:y="13.831cm" draw:control="control10"/>
        <draw:control draw:style-name="standard" draw:text-style-name="P2" draw:layer="controls" svg:width="3.81cm" svg:height="0.635cm" svg:x="2.1cm" svg:y="14.631cm" draw:control="control11"/>
        <draw:control draw:style-name="standard" draw:text-style-name="P2" draw:layer="controls" svg:width="3.81cm" svg:height="0.635cm" svg:x="2.1cm" svg:y="15.331cm" draw:control="control12"/>
        <draw:control draw:style-name="standard" draw:text-style-name="P2" draw:layer="controls" svg:width="3.81cm" svg:height="0.635cm" svg:x="2.1cm" svg:y="16.031cm" draw:control="control13"/>
        <draw:control draw:style-name="standard" draw:text-style-name="P2" draw:layer="controls" svg:width="3.81cm" svg:height="0.635cm" svg:x="2.1cm" svg:y="16.831cm" draw:control="control14"/>
        <draw:control draw:style-name="standard" draw:text-style-name="P2" draw:layer="controls" svg:width="3.81cm" svg:height="0.635cm" svg:x="2.1cm" svg:y="17.531cm" draw:control="control15"/>
        <draw:control draw:style-name="standard" draw:text-style-name="P2" draw:layer="controls" svg:width="3.81cm" svg:height="0.635cm" svg:x="2.1cm" svg:y="18.231cm" draw:control="control16"/>
        <draw:control draw:style-name="standard" draw:text-style-name="P2" draw:layer="controls" svg:width="8.12cm" svg:height="0.635cm" svg:x="5.945cm" svg:y="12.33cm" draw:control="control17"/>
        <draw:control draw:style-name="standard" draw:text-style-name="P2" draw:layer="controls" svg:width="8.12cm" svg:height="0.635cm" svg:x="5.945cm" svg:y="13.131cm" draw:control="control18"/>
        <draw:control draw:style-name="standard" draw:text-style-name="P2" draw:layer="controls" svg:width="8.12cm" svg:height="0.635cm" svg:x="5.945cm" svg:y="13.831cm" draw:control="control19"/>
        <draw:control draw:style-name="standard" draw:text-style-name="P2" draw:layer="controls" svg:width="8.12cm" svg:height="0.635cm" svg:x="5.945cm" svg:y="14.631cm" draw:control="control20"/>
        <draw:control draw:style-name="standard" draw:text-style-name="P2" draw:layer="controls" svg:width="8.12cm" svg:height="0.635cm" svg:x="5.945cm" svg:y="15.331cm" draw:control="control21"/>
        <draw:control draw:style-name="standard" draw:text-style-name="P2" draw:layer="controls" svg:width="8.12cm" svg:height="0.635cm" svg:x="5.945cm" svg:y="16.031cm" draw:control="control22"/>
        <draw:control draw:style-name="standard" draw:text-style-name="P2" draw:layer="controls" svg:width="8.12cm" svg:height="0.635cm" svg:x="5.945cm" svg:y="16.831cm" draw:control="control23"/>
        <draw:control draw:style-name="standard" draw:text-style-name="P2" draw:layer="controls" svg:width="8.12cm" svg:height="0.635cm" svg:x="5.945cm" svg:y="17.531cm" draw:control="control24"/>
        <draw:control draw:style-name="standard" draw:text-style-name="P2" draw:layer="controls" svg:width="8.12cm" svg:height="0.635cm" svg:x="5.945cm" svg:y="18.231cm" draw:control="control25"/>
        <draw:control draw:style-name="standard" draw:text-style-name="P2" draw:layer="controls" svg:width="3.81cm" svg:height="0.635cm" svg:x="14.6cm" svg:y="22.59cm" draw:control="control26"/>
        <draw:control draw:style-name="standard" draw:text-style-name="P2" draw:layer="controls" svg:width="5.715cm" svg:height="0.635cm" svg:x="8.785cm" svg:y="20.35cm" draw:control="control27"/>
        <draw:control draw:style-name="standard" draw:text-style-name="P2" draw:layer="controls" svg:width="5.715cm" svg:height="0.635cm" svg:x="8.786cm" svg:y="21.051cm" draw:control="control28"/>
        <draw:control draw:style-name="standard" draw:text-style-name="P2" draw:layer="controls" svg:width="5.715cm" svg:height="0.635cm" svg:x="8.786cm" svg:y="21.751cm" draw:control="control29"/>
        <draw:polygon draw:style-name="gr11" draw:layer="layout" svg:width="6.001cm" svg:height="0.017cm" svg:x="8.692cm" svg:y="21.729cm" svg:viewBox="0 0 6002 18" draw:points="0,0 6002,0 6002,18 0,18">
          <text:p/>
        </draw:polygon>
        <draw:polygon draw:style-name="gr11" draw:layer="layout" svg:width="0.017cm" svg:height="0.494cm" svg:x="2.06cm" svg:y="21.706cm" svg:viewBox="0 0 18 495" draw:points="0,0 0,495 18,495 18,0">
          <text:p/>
        </draw:polygon>
        <draw:polygon draw:style-name="gr11" draw:layer="layout" svg:width="0.017cm" svg:height="0.494cm" svg:x="2.06cm" svg:y="22.006cm" svg:viewBox="0 0 18 495" draw:points="0,0 0,495 18,495 18,0">
          <text:p/>
        </draw:polygon>
        <draw:polygon draw:style-name="gr11" draw:layer="layout" svg:width="0.018cm" svg:height="0.476cm" svg:x="8.686cm" svg:y="21.706cm" svg:viewBox="0 0 19 477" draw:points="0,0 0,477 19,477 19,0">
          <text:p/>
        </draw:polygon>
        <draw:polygon draw:style-name="gr11" draw:layer="layout" svg:width="0.018cm" svg:height="0.476cm" svg:x="8.686cm" svg:y="22.006cm" svg:viewBox="0 0 19 477" draw:points="0,0 0,477 19,477 19,0">
          <text:p/>
        </draw:polygon>
        <draw:polygon draw:style-name="gr11" draw:layer="layout" svg:width="0.017cm" svg:height="0.476cm" svg:x="14.686cm" svg:y="21.706cm" svg:viewBox="0 0 18 477" draw:points="0,0 0,477 18,477 18,0">
          <text:p/>
        </draw:polygon>
        <draw:polygon draw:style-name="gr11" draw:layer="layout" svg:width="0.017cm" svg:height="0.476cm" svg:x="14.686cm" svg:y="22.006cm" svg:viewBox="0 0 18 477" draw:points="0,0 0,477 18,477 18,0">
          <text:p/>
        </draw:polygon>
        <draw:polygon draw:style-name="gr11" draw:layer="layout" svg:width="0.018cm" svg:height="0.494cm" svg:x="18.454cm" svg:y="21.706cm" svg:viewBox="0 0 19 495" draw:points="0,0 0,495 19,495 19,0">
          <text:p/>
        </draw:polygon>
        <draw:polygon draw:style-name="gr11" draw:layer="layout" svg:width="0.018cm" svg:height="0.494cm" svg:x="18.454cm" svg:y="22.006cm" svg:viewBox="0 0 19 495" draw:points="0,0 0,495 19,495 19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7-12T12:51:30</dc:date>
    <dc:creator>Evgeni Golov</dc:creator>
    <meta:generator>LibreOffice/3.3$Unix LibreOffice_project/330m19$Build-301</meta:generator>
    <meta:editing-duration>PT39M55S</meta:editing-duration>
    <meta:editing-cycles>3</meta:editing-cycles>
    <meta:document-statistic meta:object-count="199"/>
  </office:meta>
</office:document-meta>
</file>